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 new Roman" svg:font-family="'Time new Roman'"/>
    <style:font-face style:name="Free Sans" svg:font-family="'Free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font-name="Free Sans" officeooo:rsid="00036675" officeooo:paragraph-rsid="00036675"/>
    </style:style>
    <style:style style:name="P2" style:family="paragraph" style:parent-style-name="Standard">
      <style:paragraph-properties fo:text-align="start" style:justify-single-word="false"/>
      <style:text-properties style:font-name="Free Sans" officeooo:rsid="00036675" officeooo:paragraph-rsid="00036675"/>
    </style:style>
    <style:style style:name="P3" style:family="paragraph" style:parent-style-name="Standard">
      <style:paragraph-properties fo:text-align="center" style:justify-single-word="false"/>
      <style:text-properties style:font-name="Free Sans" fo:font-size="15pt" fo:font-style="normal" fo:font-weight="bold" officeooo:rsid="00036675" officeooo:paragraph-rsid="00036675" style:font-size-asian="15pt" style:font-style-asian="normal" style:font-weight-asian="bold" style:font-size-complex="15pt" style:font-style-complex="normal" style:font-weight-complex="bold"/>
    </style:style>
    <style:style style:name="P4" style:family="paragraph" style:parent-style-name="Standard">
      <style:text-properties style:font-name="Time new Roman" officeooo:rsid="00030867" officeooo:paragraph-rsid="00030867"/>
    </style:style>
    <style:style style:name="P5" style:family="paragraph" style:parent-style-name="Standard">
      <style:text-properties style:font-name="Time new Roman" officeooo:rsid="00036675" officeooo:paragraph-rsid="00036675"/>
    </style:style>
    <style:style style:name="P6" style:family="paragraph" style:parent-style-name="Standard">
      <style:text-properties style:font-name="Time new Roman" officeooo:rsid="00036675" officeooo:paragraph-rsid="0009db99"/>
    </style:style>
    <style:style style:name="P7" style:family="paragraph" style:parent-style-name="Standard">
      <style:paragraph-properties fo:text-align="center" style:justify-single-word="false"/>
      <style:text-properties style:font-name="Time new Roman" fo:font-size="15pt" fo:font-weight="bold" officeooo:rsid="00046604" officeooo:paragraph-rsid="00046604" style:font-size-asian="15pt" style:font-weight-asian="bold" style:font-size-complex="15pt" style:font-weight-complex="bold"/>
    </style:style>
    <style:style style:name="P8" style:family="paragraph" style:parent-style-name="Standard">
      <style:paragraph-properties fo:text-align="start" style:justify-single-word="false"/>
      <style:text-properties style:font-name="Time new Roman" fo:font-size="12pt" fo:font-weight="normal" officeooo:rsid="00046604" officeooo:paragraph-rsid="00046604"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Time new Roman" fo:font-size="12pt" fo:font-weight="normal" officeooo:rsid="00046604" officeooo:paragraph-rsid="00046604"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Time new Roman" fo:font-size="12pt" fo:font-weight="normal" officeooo:rsid="0006536c" officeooo:paragraph-rsid="0006536c"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Time new Roman" fo:font-size="12pt" fo:font-weight="normal" officeooo:rsid="00074bb9" officeooo:paragraph-rsid="00074bb9"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Time new Roman" fo:font-size="12pt" fo:font-weight="normal" officeooo:rsid="00088df0" officeooo:paragraph-rsid="00074bb9"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Time new Roman" fo:font-size="12pt" fo:font-weight="normal" officeooo:rsid="00088df0" officeooo:paragraph-rsid="00088df0"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Time new Roman" fo:font-size="12pt" fo:font-weight="normal" officeooo:rsid="0009db99" officeooo:paragraph-rsid="0009db99"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Time new Roman" fo:font-size="12pt" fo:font-weight="normal" officeooo:rsid="000a5e78" officeooo:paragraph-rsid="000a5e7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Time new Roman" fo:font-size="12pt" fo:font-weight="bold" officeooo:rsid="00046604" officeooo:paragraph-rsid="00046604" style:font-size-asian="10.5pt" style:font-weight-asian="bold" style:font-size-complex="12pt" style:font-weight-complex="bold"/>
    </style:style>
    <style:style style:name="P17" style:family="paragraph" style:parent-style-name="Standard">
      <style:paragraph-properties fo:text-align="justify" style:justify-single-word="false"/>
      <style:text-properties style:font-name="Time new Roman" fo:font-size="12pt" fo:font-weight="bold" officeooo:rsid="0009db99" officeooo:paragraph-rsid="0009db99" style:font-size-asian="10.5pt" style:font-weight-asian="bold" style:font-size-complex="12pt" style:font-weight-complex="bold"/>
    </style:style>
    <style:style style:name="P18" style:family="paragraph" style:parent-style-name="Standard">
      <style:text-properties style:font-name="Time new Roman" officeooo:rsid="000a5e78" officeooo:paragraph-rsid="000a5e78"/>
    </style:style>
    <style:style style:name="P19" style:family="paragraph" style:parent-style-name="Standard">
      <style:text-properties style:font-name="Time new Roman" officeooo:rsid="00046604" officeooo:paragraph-rsid="00036675"/>
    </style:style>
    <style:style style:name="P20" style:family="paragraph" style:parent-style-name="Standard">
      <style:paragraph-properties fo:text-align="justify" style:justify-single-word="false"/>
      <style:text-properties style:font-name="Time new Roman" fo:font-size="12pt" fo:font-weight="normal" officeooo:rsid="000a5e78" officeooo:paragraph-rsid="000a5e78"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Time new Roman" fo:font-size="12pt" fo:font-weight="normal" officeooo:rsid="000c3c20" officeooo:paragraph-rsid="000c3c20"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Time new Roman" fo:font-size="12pt" fo:font-weight="normal" officeooo:rsid="000d58f4" officeooo:paragraph-rsid="000d58f4"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Time new Roman" fo:font-size="12pt" fo:font-weight="normal" officeooo:rsid="000eb420" officeooo:paragraph-rsid="000eb420"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Time new Roman" fo:font-size="12pt" fo:font-weight="normal" officeooo:rsid="000fa85b" officeooo:paragraph-rsid="000fa85b"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Time new Roman" fo:font-size="12pt" fo:font-weight="normal" officeooo:rsid="00115b99" officeooo:paragraph-rsid="00115b99"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Time new Roman" fo:font-size="12pt" fo:font-weight="bold" officeooo:rsid="000d58f4" officeooo:paragraph-rsid="000d58f4" style:font-size-asian="10.5pt" style:font-weight-asian="bold" style:font-size-complex="12pt" style:font-weight-complex="bold"/>
    </style:style>
    <style:style style:name="P27" style:family="paragraph" style:parent-style-name="Standard">
      <style:paragraph-properties fo:text-align="justify" style:justify-single-word="false"/>
      <style:text-properties style:font-name="Time new Roman" fo:font-size="12pt" fo:font-weight="bold" officeooo:rsid="000eb420" officeooo:paragraph-rsid="000eb420" style:font-size-asian="10.5pt" style:font-weight-asian="bold" style:font-size-complex="12pt" style:font-weight-complex="bold"/>
    </style:style>
    <style:style style:name="P28" style:family="paragraph" style:parent-style-name="Standard">
      <style:text-properties style:font-name="Time new Roman" officeooo:rsid="00036675" officeooo:paragraph-rsid="00036675"/>
    </style:style>
    <style:style style:name="P29" style:family="paragraph" style:parent-style-name="Standard">
      <style:text-properties style:font-name="Time new Roman" officeooo:rsid="00036675" officeooo:paragraph-rsid="000fa85b"/>
    </style:style>
    <style:style style:name="P30" style:family="paragraph" style:parent-style-name="Standard">
      <style:paragraph-properties fo:text-align="center" style:justify-single-word="false"/>
      <style:text-properties style:font-name="Time new Roman" fo:font-size="15pt" fo:font-weight="bold" officeooo:rsid="00046604" officeooo:paragraph-rsid="00115b99" style:font-size-asian="15pt" style:font-weight-asian="bold" style:font-size-complex="15pt" style:font-weight-complex="bold"/>
    </style:style>
    <style:style style:name="P31" style:family="paragraph" style:parent-style-name="Standard">
      <style:paragraph-properties fo:text-align="start" style:justify-single-word="false"/>
      <style:text-properties style:font-name="Time new Roman" fo:font-size="15pt" fo:font-weight="normal" officeooo:rsid="00046604" officeooo:paragraph-rsid="00115b99" style:font-size-asian="15pt" style:font-weight-asian="normal" style:font-size-complex="15pt" style:font-weight-complex="normal"/>
    </style:style>
    <style:style style:name="P32" style:family="paragraph" style:parent-style-name="Standard">
      <style:paragraph-properties fo:text-align="justify" style:justify-single-word="false"/>
      <style:text-properties officeooo:paragraph-rsid="000d58f4"/>
    </style:style>
    <style:style style:name="P33" style:family="paragraph" style:parent-style-name="Standard">
      <style:paragraph-properties fo:text-align="justify" style:justify-single-word="false"/>
      <style:text-properties officeooo:rsid="000d58f4" officeooo:paragraph-rsid="000d58f4"/>
    </style:style>
    <style:style style:name="T1" style:family="text">
      <style:text-properties officeooo:rsid="00046604"/>
    </style:style>
    <style:style style:name="T2" style:family="text">
      <style:text-properties officeooo:rsid="0006536c"/>
    </style:style>
    <style:style style:name="T3" style:family="text">
      <style:text-properties officeooo:rsid="00074bb9"/>
    </style:style>
    <style:style style:name="T4" style:family="text">
      <style:text-properties officeooo:rsid="00088df0"/>
    </style:style>
    <style:style style:name="T5" style:family="text">
      <style:text-properties officeooo:rsid="00089f05"/>
    </style:style>
    <style:style style:name="T6" style:family="text">
      <style:text-properties fo:font-weight="bold" officeooo:rsid="00089f05" style:font-weight-asian="bold" style:font-weight-complex="bold"/>
    </style:style>
    <style:style style:name="T7" style:family="text">
      <style:text-properties officeooo:rsid="000a5e78"/>
    </style:style>
    <style:style style:name="T8" style:family="text">
      <style:text-properties officeooo:rsid="000c3c20"/>
    </style:style>
    <style:style style:name="T9" style:family="text">
      <style:text-properties officeooo:rsid="000d58f4"/>
    </style:style>
    <style:style style:name="T10" style:family="text">
      <style:text-properties style:font-name="Time new Roman" fo:font-size="12pt" fo:font-weight="normal" style:font-size-asian="10.5pt" style:font-weight-asian="normal" style:font-size-complex="12pt" style:font-weight-complex="normal"/>
    </style:style>
    <style:style style:name="T11" style:family="text">
      <style:text-properties style:font-name="Time new Roman" fo:font-size="12pt" fo:font-weight="normal" officeooo:rsid="000d58f4" style:font-size-asian="10.5pt" style:font-weight-asian="normal" style:font-size-complex="12pt" style:font-weight-complex="normal"/>
    </style:style>
    <style:style style:name="T12" style:family="text">
      <style:text-properties officeooo:rsid="000dccf5"/>
    </style:style>
    <style:style style:name="T13" style:family="text">
      <style:text-properties officeooo:rsid="000fa85b"/>
    </style:style>
    <style:style style:name="T14" style:family="text">
      <style:text-properties officeooo:rsid="00115b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uc Sterkers</text:p>
      <text:p text:style-name="P2">Alexis</text:p>
      <text:p text:style-name="P2">Alexandre</text:p>
      <text:p text:style-name="P1"/>
      <text:p text:style-name="P3">Rapport de projet 2i01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intro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Sommaire :</text:p>
      <text:p text:style-name="P5">- Partie I : Hiérarchie</text:p>
      <text:p text:style-name="P5">- Partie II : Modélisation</text:p>
      <text:p text:style-name="P6"><text:tab/><text:span text:style-name="T1">-Objets</text:span></text:p>
      <text:p text:style-name="P6"><text:tab/><text:span text:style-name="T7">-Robot</text:span></text:p>
      <text:p text:style-name="P19"><text:tab/>-Terrain</text:p>
      <text:p text:style-name="P5"><text:tab/><text:span text:style-name="T1">-Détections</text:span></text:p>
      <text:p text:style-name="P5"><text:tab/></text:p>
      <text:p text:style-name="P29">- Partie I<text:span text:style-name="T13">II</text:span> : Stratégies</text:p>
      <text:p text:style-name="P5"/>
      <text:p text:style-name="P5">- Partie I<text:span text:style-name="T13">V</text:span> : Mise en pratique</text:p>
      <text:p text:style-name="P5"><text:tab/><text:span text:style-name="T1">-Problèmes d’échelle</text:span></text:p>
      <text:p text:style-name="P5"><text:tab/><text:span text:style-name="T1">-Précision du robot</text:span></text:p>
      <text:p text:style-name="P5"/>
      <text:p text:style-name="P5"/>
      <text:p text:style-name="P5">- Partie V : Détection du repère</text:p>
      <text:p text:style-name="P18">- Partie VI : Travail d’équi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7">Partie II – Modélisation</text:p>
      <text:p text:style-name="P8"/>
      <text:p text:style-name="P8">On cherche à représenter le robot, l’arène et les objets, à créer des règles d’interaction entre les objets en fonction de leur position dans l’espace.</text:p>
      <text:p text:style-name="P8"/>
      <text:p text:style-name="P16">1) Modélisation des objets :</text:p>
      <text:p text:style-name="P9">Dans un premier temps, nous avons supposé <text:span text:style-name="T2">que tous</text:span> les objets <text:span text:style-name="T2">soient de forme</text:span> rectangulaire.</text:p>
      <text:p text:style-name="P10">Les objets étaient donc composés d’une position dans un espace en trois dimensions,<text:span text:style-name="T3"> d’une largeur, longueur et hauteur ainsi que de quatre points représentant les cotés du rectangle avec comme centre la position de l’objet.</text:span></text:p>
      <text:p text:style-name="P11">Le robot héritait de ces particularités mais possédait en plus un vecteur di<text:span text:style-name="T4">rection</text:span> en deux dimension qui représentait son orientation.</text:p>
      <text:p text:style-name="P12"/>
      <text:p text:style-name="P13">La nouvelle philosophie qu’on a essayé de mettre en place <text:span text:style-name="T5">est</text:span> celle-ci :</text:p>
      <text:p text:style-name="P13">Touts les objets, robots compris, sont représentés par : leur position dans un espace en 3D, un vecteur direction en <text:span text:style-name="T5">3</text:span>D, 3 dimension qu’on considéra comme longueur, largeur, hauteur. La nature de l’objet <text:span text:style-name="T5">est désigné par une classe héritant de la classe mère </text:span><text:span text:style-name="T6">Objetphysique.</text:span><text:span text:style-name="T5"> Ces classe filles contiennent également des fonctions d’interprétations de l’objet. Par exemple, la classe </text:span><text:span text:style-name="T6">Rectangle </text:span><text:span text:style-name="T5">contient une fonction permettant de connaître les 4 cotés du rectangle. Il est du rôle de l’affichage et de la modélisation du terrain de prendre en compte la nature des différents objets.</text:span></text:p>
      <text:p text:style-name="P13"/>
      <text:p text:style-name="P14">On peut toute fois remarquer que la nature de nos objets sont dépendants des trois valeurs : hauteur, longueur, largeur. Ainsi, la modélisation de rectangle d’ovale, ou de toutes figures possédants moins de trois symétries est possible. Mais des figures plus complexes comme des polygones à 6 coté de longueur différents ne sont possible avec ces trois valeurs. Il reste la solution de rajouter ces valeurs dans le cas de ces objets là. Où on peut considérer que ces objets complexe peuvent être décomposer en somme de figure avec 3 degrés de symétrie.</text:p>
      <text:p text:style-name="P14"/>
      <text:p text:style-name="P17">2) Modélisation du terrain <text:span text:style-name="T8">et des collisions</text:span>:</text:p>
      <text:p text:style-name="P15">La première idée fut de représenter le terrain comme une matrice de n*n cases. Les objets selon leurs natures et leurs taille aurait occupe un certain nombre de cases. Les bords du terrain aurait été modélisé par les bords de la matrice. Les collisions auraient été détecté par le simple faite qu’une des cases d’un objet empiéterait sur une case d’un autre objet.</text:p>
      <text:p text:style-name="P15"/>
      <text:p text:style-name="P15">Mais la précision du modèle dépend du nombre de case de la matrice. On recherche à atteindre une précision proche d’un modèle continue ce qui signifie qu’il nous faudrait un très grand nombre de cases et donc de mémoire.</text:p>
      <text:p text:style-name="P15"/>
      <text:p text:style-name="P15">L’approche la plus efficace <text:span text:style-name="T8">consiste à créer des régles de collisions entre deux objets. On détermine en fonction de la nature, des dimensions et de la position de deux objets si ceux-ci sont en collision ou non. A partir de là, il faut déterminer a quel moment on choisit de faire respecter cette logique de </text:span><text:soft-page-break/><text:span text:style-name="T8">collision. C’est à dire, lorsqu’un objet en rencontre un autre, faut-il rejeter l’objet en dehors de l’autre après ou avant la collision ?</text:span></text:p>
      <text:p text:style-name="P15"/>
      <text:p text:style-name="P21">Dans notre cas on supposera deux choses, la première c’est que l’on considère que les objets autres que les robots on droits d’être en collision avec d’autre objet. Les robots sont supposés être au début de la simulation en collision avec aucun objets. Le seconde c’est que l’on vérifie avant de bouger le robot si ça position aprés sont déplacement est en collision avec un objet de l’arène. Si oui, alors on ne bouge pas le robot. Choisir de vérifier la collision avant le déplacement du robot nous permet d’éviter d’avoir à gérer une physique du terrain qui pousserais un objet en dehors de ceux ou il serait en collision.</text:p>
      <text:p text:style-name="P21"/>
      <text:p text:style-name="P26">Collision :</text:p>
      <text:p text:style-name="P33"><text:span text:style-name="T11">2</text:span><text:span text:style-name="T10">D)</text:span></text:p>
      <text:p text:style-name="P32"><text:span text:style-name="T11"><text:tab/>Pour simplifier le modèle on considères tous les objets comme des Polygones.</text:span></text:p>
      <text:p text:style-name="P21">Pour détecter les collisions <text:span text:style-name="T9">en 2D</text:span> <text:span text:style-name="T9">entre un objet et un autre on établie la liste de tous les segments des deux objets. On traduit ensuite chaque segments en équation de droite en faisant attention au cas particulier des segments verticaux. Ensuite on trouve le point d’intersection de ces droites entre elles s’il existe. Si le point est dans l’intersection des deux segments dont il est issue alors on considère que les deux objets sont en intersection.</text:span></text:p>
      <text:p text:style-name="P21"/>
      <text:p text:style-name="P22">3D)</text:p>
      <text:p text:style-name="P22"><text:tab/><text:span text:style-name="T12">Pour savoir si deux objets s’intersecte dans un monde en 3D, il suffit de regarder si les objets s’intersecte dans le plan x,z et dans le plan x,y.</text:span></text:p>
      <text:p text:style-name="P23">Dans notre cas, nous simplifions la 3D de façon à ce qu’il n’existe que des polyèdre à base perpendiculaire au sol. Ainsi il nous suffit de savoir si les deux objets s’intersectent dans le plan x,z et si la position et la hauteur des objets permettes qu’ils se touches.</text:p>
      <text:p text:style-name="P23"/>
      <text:p text:style-name="P27">3) Détection :</text:p>
      <text:p text:style-name="P23"/>
      <text:p text:style-name="P24">On cherche à connaître la distance entre l’avant du robot et le premier objet qui se présente devant lui.</text:p>
      <text:p text:style-name="P24">Pour se faire on réutilise le principe de la fonction de collision. On considère une droite partant de la position du robot, dans le sens de son vecteur direction <text:s/>a la moitié de la hauteur du robot. Delà on cherche l’intersection entre cette droite et les autres objets de l’arène. Ensuite on vérifie que cette intersection se situe bien entre les cordonnées du segment de l’objet analysé. On regarde ensuite si l’objet est devant ou derrière le robot. Si l’objet est devant, on mesure la distance entre l’intersection et le robot. Si cette distance est plus petite que toute les distances mesuré avant alors on la sauvegarde.</text:p>
      <text:p text:style-name="P24">Une fois que tous les objets ont été analysés, on retourne la plus petite distance valide.</text:p>
      <text:p text:style-name="P24"/>
      <text:p text:style-name="P24"/>
      <text:p text:style-name="P24"/>
      <text:p text:style-name="P24"/>
      <text:p text:style-name="P24"/>
      <text:p text:style-name="P24"/>
      <text:p text:style-name="P24"/>
      <text:p text:style-name="P30"><text:soft-page-break/>Partie II<text:span text:style-name="T14">I</text:span> – <text:span text:style-name="T14">Contrôleur et Stratégies</text:span></text:p>
      <text:p text:style-name="P30"/>
      <text:p text:style-name="P31"/>
      <text:p text:style-name="P25">1) Contrôleur car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 new Roman" svg:font-family="'Time new Roman'"/>
    <style:font-face style:name="Free Sans" svg:font-family="'Free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21:51:27.626633621</meta:creation-date>
    <dc:date>2019-05-02T23:04:00.760572430</dc:date>
    <meta:editing-duration>PT24M39S</meta:editing-duration>
    <meta:editing-cycles>5</meta:editing-cycles>
    <meta:generator>LibreOffice/5.2.7.2$Linux_X86_64 LibreOffice_project/20m0$Build-2</meta:generator>
    <meta:document-statistic meta:table-count="0" meta:image-count="0" meta:object-count="0" meta:page-count="5" meta:paragraph-count="46" meta:word-count="976" meta:character-count="5725" meta:non-whitespace-character-count="4782"/>
  </office:meta>
</office:document-meta>
</file>